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01900000019B938C80A.png" manifest:media-type="image/png"/>
  <manifest:file-entry manifest:full-path="Pictures/10000201000000190000001970120ADC.png" manifest:media-type="image/png"/>
  <manifest:file-entry manifest:full-path="Pictures/10000000000005000000040070BF4C1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Обычный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draw:fill="none" fo:min-height="3.077cm"/>
    </style:style>
    <style:style style:name="gr5" style:family="graphic" style:parent-style-name="standard" style:list-style-name="L3">
      <style:graphic-properties draw:stroke="none" draw:fill="none" fo:min-height="3.077cm"/>
    </style:style>
    <style:style style:name="gr6" style:family="graphic" style:parent-style-name="standard" style:list-style-name="L3">
      <style:graphic-properties draw:stroke="none" draw:fill="none" fo:min-height="3.077cm"/>
    </style:style>
    <style:style style:name="gr7" style:family="graphic" style:parent-style-name="standard" style:list-style-name="L3">
      <style:graphic-properties draw:stroke="none" draw:fill="none" fo:min-height="3.077cm"/>
    </style:style>
    <style:style style:name="gr8" style:family="graphic" style:parent-style-name="standard" style:list-style-name="L3">
      <style:graphic-properties draw:stroke="none" draw:fill="none" fo:min-height="3.077cm"/>
    </style:style>
    <style:style style:name="gr9" style:family="graphic" style:parent-style-name="standard" style:list-style-name="L3">
      <style:graphic-properties draw:stroke="none" draw:fill="none" fo:min-height="3.077cm"/>
    </style:style>
    <style:style style:name="gr10" style:family="graphic" style:parent-style-name="standard" style:list-style-name="L3">
      <style:graphic-properties draw:stroke="none" draw:fill="none" fo:min-height="3.077cm"/>
    </style:style>
    <style:style style:name="gr11" style:family="graphic" style:parent-style-name="standard" style:list-style-name="L3">
      <style:graphic-properties draw:stroke="none" draw:fill="none" fo:min-height="3.077cm"/>
    </style:style>
    <style:style style:name="gr12" style:family="graphic" style:parent-style-name="standard" style:list-style-name="L2">
      <style:graphic-properties draw:stroke="none" draw:fill="none" fo:min-height="3.077cm"/>
    </style:style>
    <style:style style:name="gr13" style:family="graphic" style:parent-style-name="standard" style:list-style-name="L2">
      <style:graphic-properties draw:stroke="none" draw:fill="none" fo:min-height="3.077cm"/>
    </style:style>
    <style:style style:name="gr14" style:family="graphic" style:parent-style-name="standard" style:list-style-name="L2">
      <style:graphic-properties draw:stroke="none" draw:fill="none" fo:min-height="3.077cm"/>
    </style:style>
    <style:style style:name="gr15" style:family="graphic" style:parent-style-name="standard">
      <style:graphic-properties draw:stroke="none" draw:fill="none" draw:ole-draw-aspect="1" style:protect="size"/>
    </style:style>
    <style:style style:name="gr16" style:family="graphic" style:parent-style-name="standard" style:list-style-name="L2">
      <style:graphic-properties draw:stroke="none" draw:fill="none" fo:min-height="3.077cm"/>
    </style:style>
    <style:style style:name="gr17" style:family="graphic" style:parent-style-name="standard" style:list-style-name="L3">
      <style:graphic-properties draw:stroke="none" draw:fill="none" fo:min-height="3.077cm"/>
    </style:style>
    <style:style style:name="pr1" style:family="presentation" style:parent-style-name="Обычный-notes">
      <style:graphic-properties draw:fill-color="#ffffff" draw:auto-grow-height="true" fo:min-height="13.365cm"/>
    </style:style>
    <style:style style:name="pr2" style:family="presentation" style:parent-style-name="Обычный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style:paragraph-properties fo:text-align="start"/>
    </style:style>
    <style:style style:name="P4" style:family="paragraph">
      <style:text-properties fo:color="#ffffff" fo:font-size="36pt" fo:font-weight="bold" style:font-size-asian="36pt" style:font-weight-asian="bold" style:font-size-complex="36pt" style:font-weight-complex="bold"/>
    </style:style>
    <style:style style:name="P5" style:family="paragraph">
      <style:text-properties fo:color="#ffffff" fo:font-size="26pt" fo:font-weight="bold" style:font-size-asian="26pt" style:font-weight-asian="bold" style:font-size-complex="26pt" style:font-weight-complex="bold"/>
    </style:style>
    <style:style style:name="P6" style:family="paragraph">
      <style:paragraph-properties fo:margin-top="0cm" fo:margin-bottom="0.5cm"/>
    </style:style>
    <style:style style:name="P7" style:family="paragraph">
      <style:paragraph-properties fo:margin-top="0cm" fo:margin-bottom="0.2cm"/>
    </style:style>
    <style:style style:name="P8" style:family="paragraph">
      <style:paragraph-properties fo:margin-top="0cm" fo:margin-bottom="0.5cm"/>
      <style:text-properties fo:font-size="26pt" style:font-size-asian="26pt" style:font-size-complex="26pt"/>
    </style:style>
    <style:style style:name="P9" style:family="paragraph">
      <style:text-properties fo:font-size="20pt"/>
    </style:style>
    <style:style style:name="P10" style:family="paragraph">
      <style:paragraph-properties fo:margin-top="1cm" fo:margin-bottom="0.2cm"/>
    </style:style>
    <style:style style:name="P11" style:family="paragraph">
      <style:paragraph-properties fo:margin-top="0cm" fo:margin-bottom="0cm"/>
    </style:style>
    <style:style style:name="P12" style:family="paragraph">
      <style:paragraph-properties fo:margin-top="0cm" fo:margin-bottom="0cm"/>
      <style:text-properties style:font-name="Courier New1" fo:font-size="17pt" style:font-size-asian="17pt" style:font-size-complex="17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30pt" fo:font-style="italic" fo:font-weight="bold" style:font-size-asian="30pt" style:font-style-asian="italic" style:font-weight-asian="bold" style:font-size-complex="30pt" style:font-style-complex="italic" style:font-weight-complex="bold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style:font-name="Arial" fo:font-size="26pt" fo:font-weight="bold" style:font-name-asian="Arial3" style:font-size-asian="26pt" style:font-weight-asian="bold" style:font-name-complex="Arial3" style:font-size-complex="26pt" style:font-weight-complex="bold"/>
    </style:style>
    <style:style style:name="T6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7" style:family="text">
      <style:text-properties fo:color="#0000ff" style:font-name="Arial" fo:font-size="26pt" fo:font-weight="bold" style:font-name-asian="Arial3" style:font-size-asian="26pt" style:font-weight-asian="bold" style:font-name-complex="Arial3" style:font-size-complex="26pt" style:font-weight-complex="bold"/>
    </style:style>
    <style:style style:name="T8" style:family="text">
      <style:text-properties fo:color="#0000ff" fo:font-size="26pt" fo:font-weight="bold" style:font-size-asian="26pt" style:font-weight-asian="bold" style:font-size-complex="26pt" style:font-weight-complex="bold"/>
    </style:style>
    <style:style style:name="T9" style:family="text">
      <style:text-properties fo:color="#000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color="#000000" style:font-name="Arial" fo:font-size="22pt" fo:font-weight="bold" style:font-name-asian="Arial3" style:font-size-asian="22pt" style:font-weight-asian="bold" style:font-name-complex="Arial3" style:font-size-complex="22pt" style:font-weight-complex="bold"/>
    </style:style>
    <style:style style:name="T11" style:family="text">
      <style:text-properties fo:color="#000000" style:font-name="Courier New1" fo:font-size="22pt" fo:font-weight="bold" style:font-name-asian="Arial3" style:font-size-asian="22pt" style:font-weight-asian="bold" style:font-name-complex="Arial3" style:font-size-complex="22pt" style:font-weight-complex="bold"/>
    </style:style>
    <style:style style:name="T12" style:family="text">
      <style:text-properties fo:color="#eb613d" style:font-name="Arial" fo:font-size="22pt" fo:font-weight="bold" style:font-name-asian="Arial3" style:font-size-asian="22pt" style:font-weight-asian="bold" style:font-name-complex="Arial3" style:font-size-complex="22pt" style:font-weight-complex="bold"/>
    </style:style>
    <style:style style:name="T13" style:family="text">
      <style:text-properties fo:color="#0000ff" style:font-name="Arial" fo:font-size="22pt" fo:font-weight="bold" style:font-name-asian="Arial3" style:font-size-asian="22pt" style:font-weight-asian="bold" style:font-name-complex="Arial3" style:font-size-complex="22pt" style:font-weight-complex="bold"/>
    </style:style>
    <style:style style:name="T14" style:family="text">
      <style:text-properties fo:color="#000000" style:font-name="Arial" fo:font-size="22pt" fo:font-style="italic" fo:font-weight="bold" style:font-name-asian="Arial3" style:font-size-asian="22pt" style:font-style-asian="italic" style:font-weight-asian="bold" style:font-name-complex="Arial3" style:font-size-complex="22pt" style:font-style-complex="italic" style:font-weight-complex="bold"/>
    </style:style>
    <style:style style:name="T15" style:family="text">
      <style:text-properties fo:color="#000000" style:font-name="Arial" fo:font-size="22pt" fo:font-style="normal" fo:font-weight="bold" style:font-name-asian="Arial3" style:font-size-asian="22pt" style:font-style-asian="normal" style:font-weight-asian="bold" style:font-name-complex="Arial3" style:font-size-complex="22pt" style:font-style-complex="normal" style:font-weight-complex="bold"/>
    </style:style>
    <style:style style:name="T16" style:family="text">
      <style:text-properties fo:color="#000000" style:font-name="Arial" fo:font-size="18pt" fo:font-style="normal" fo:font-weight="bold" style:font-name-asian="Arial3" style:font-size-asian="18pt" style:font-style-asian="normal" style:font-weight-asian="bold" style:font-name-complex="Arial3" style:font-size-complex="18pt" style:font-style-complex="normal" style:font-weight-complex="bold"/>
    </style:style>
    <style:style style:name="T17" style:family="text">
      <style:text-properties fo:color="#000000" style:font-name="Arial" fo:font-size="18pt" fo:font-style="italic" fo:font-weight="bold" style:font-name-asian="Arial3" style:font-size-asian="18pt" style:font-style-asian="italic" style:font-weight-asian="bold" style:font-name-complex="Arial3" style:font-size-complex="18pt" style:font-style-complex="italic" style:font-weight-complex="bold"/>
    </style:style>
    <style:style style:name="T18" style:family="text">
      <style:text-properties fo:color="#eb613d" style:font-name="Arial" fo:font-size="18pt" fo:font-style="normal" fo:font-weight="bold" style:font-name-asian="Arial3" style:font-size-asian="18pt" style:font-style-asian="normal" style:font-weight-asian="bold" style:font-name-complex="Arial3" style:font-size-complex="18pt" style:font-style-complex="normal" style:font-weight-complex="bold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style:font-name="Courier New1" fo:font-size="26pt" fo:font-weight="bold" style:font-size-asian="26pt" style:font-weight-asian="bold" style:font-size-complex="26pt" style:font-weight-complex="bold"/>
    </style:style>
    <style:style style:name="T21" style:family="text">
      <style:text-properties style:font-name="Arial2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000000" style:font-name="Courier New1" fo:font-size="17pt" fo:font-style="normal" fo:font-weight="bold" style:font-name-asian="Arial3" style:font-size-asian="17pt" style:font-style-asian="normal" style:font-weight-asian="bold" style:font-name-complex="Arial3" style:font-size-complex="17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190000001970120ADC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70120ADC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70120ADC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70120ADC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70120ADC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70120ADC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70120ADC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70120ADC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70120ADC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70120ADC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  <text:list-style style:name="L3">
      <text:list-level-style-bullet text:level="1" text:bullet-char="➙">
        <style:list-level-properties text:min-label-width="1cm"/>
        <style:text-properties fo:font-family="'Ume P Mincho S3'" style:font-style-name="Regular" style:use-window-font-color="true" fo:font-size="100%"/>
      </text:list-level-style-bullet>
      <text:list-level-style-bullet text:level="2" text:bullet-char="➙">
        <style:list-level-properties text:space-before="0.6cm" text:min-label-width="1cm"/>
        <style:text-properties fo:font-family="'Ume P Mincho S3'" style:font-style-name="Regular" style:use-window-font-color="true" fo:font-size="100%"/>
      </text:list-level-style-bullet>
      <text:list-level-style-bullet text:level="3" text:bullet-char="➙">
        <style:list-level-properties text:space-before="1.2cm" text:min-label-width="1cm"/>
        <style:text-properties fo:font-family="'Ume P Mincho S3'" style:font-style-name="Regular" style:use-window-font-color="true" fo:font-size="100%"/>
      </text:list-level-style-bullet>
      <text:list-level-style-bullet text:level="4" text:bullet-char="➙">
        <style:list-level-properties text:space-before="1.8cm" text:min-label-width="1cm"/>
        <style:text-properties fo:font-family="'Ume P Mincho S3'" style:font-style-name="Regular" style:use-window-font-color="true" fo:font-size="100%"/>
      </text:list-level-style-bullet>
      <text:list-level-style-bullet text:level="5" text:bullet-char="➙">
        <style:list-level-properties text:space-before="2.4cm" text:min-label-width="1cm"/>
        <style:text-properties fo:font-family="'Ume P Mincho S3'" style:font-style-name="Regular" style:use-window-font-color="true" fo:font-size="100%"/>
      </text:list-level-style-bullet>
      <text:list-level-style-bullet text:level="6" text:bullet-char="➙">
        <style:list-level-properties text:space-before="3cm" text:min-label-width="1cm"/>
        <style:text-properties fo:font-family="'Ume P Mincho S3'" style:font-style-name="Regular" style:use-window-font-color="true" fo:font-size="100%"/>
      </text:list-level-style-bullet>
      <text:list-level-style-bullet text:level="7" text:bullet-char="➙">
        <style:list-level-properties text:space-before="3.6cm" text:min-label-width="1cm"/>
        <style:text-properties fo:font-family="'Ume P Mincho S3'" style:font-style-name="Regular" style:use-window-font-color="true" fo:font-size="100%"/>
      </text:list-level-style-bullet>
      <text:list-level-style-bullet text:level="8" text:bullet-char="➙">
        <style:list-level-properties text:space-before="4.2cm" text:min-label-width="1cm"/>
        <style:text-properties fo:font-family="'Ume P Mincho S3'" style:font-style-name="Regular" style:use-window-font-color="true" fo:font-size="100%"/>
      </text:list-level-style-bullet>
      <text:list-level-style-bullet text:level="9" text:bullet-char="➙">
        <style:list-level-properties text:space-before="4.8cm" text:min-label-width="1cm"/>
        <style:text-properties fo:font-family="'Ume P Mincho S3'" style:font-style-name="Regular" style:use-window-font-color="true" fo:font-size="100%"/>
      </text:list-level-style-bullet>
      <text:list-level-style-bullet text:level="10" text:bullet-char="➙">
        <style:list-level-properties text:space-before="5.4cm" text:min-label-width="1cm"/>
        <style:text-properties fo:font-family="'Ume P Mincho S3'" style:font-style-name="Regular" style:use-window-font-color="true" fo:font-size="100%"/>
      </text:list-level-style-bullet>
    </text:list-style>
    <text:list-style style:name="L4">
      <text:list-level-style-image text:level="1" xlink:href="Pictures/100002010000001900000019B938C80A.png" xlink:type="simple" xlink:show="embed" xlink:actuate="onLoad">
        <style:list-level-properties text:min-label-width="1cm" style:vertical-pos="middle" style:vertical-rel="line" fo:width="0.881cm" fo:height="0.881cm"/>
      </text:list-level-style-image>
      <text:list-level-style-image text:level="2" xlink:href="Pictures/100002010000001900000019B938C80A.png" xlink:type="simple" xlink:show="embed" xlink:actuate="onLoad">
        <style:list-level-properties text:space-before="0.6cm" text:min-label-width="1cm" style:vertical-pos="middle" style:vertical-rel="line" fo:width="0.881cm" fo:height="0.881cm"/>
      </text:list-level-style-image>
      <text:list-level-style-image text:level="3" xlink:href="Pictures/100002010000001900000019B938C80A.png" xlink:type="simple" xlink:show="embed" xlink:actuate="onLoad">
        <style:list-level-properties text:space-before="1.2cm" text:min-label-width="1cm" style:vertical-pos="middle" style:vertical-rel="line" fo:width="0.881cm" fo:height="0.881cm"/>
      </text:list-level-style-image>
      <text:list-level-style-image text:level="4" xlink:href="Pictures/100002010000001900000019B938C80A.png" xlink:type="simple" xlink:show="embed" xlink:actuate="onLoad">
        <style:list-level-properties text:space-before="1.8cm" text:min-label-width="1cm" style:vertical-pos="middle" style:vertical-rel="line" fo:width="0.881cm" fo:height="0.881cm"/>
      </text:list-level-style-image>
      <text:list-level-style-image text:level="5" xlink:href="Pictures/100002010000001900000019B938C80A.png" xlink:type="simple" xlink:show="embed" xlink:actuate="onLoad">
        <style:list-level-properties text:space-before="2.4cm" text:min-label-width="1cm" style:vertical-pos="middle" style:vertical-rel="line" fo:width="0.881cm" fo:height="0.881cm"/>
      </text:list-level-style-image>
      <text:list-level-style-image text:level="6" xlink:href="Pictures/100002010000001900000019B938C80A.png" xlink:type="simple" xlink:show="embed" xlink:actuate="onLoad">
        <style:list-level-properties text:space-before="3cm" text:min-label-width="1cm" style:vertical-pos="middle" style:vertical-rel="line" fo:width="0.881cm" fo:height="0.881cm"/>
      </text:list-level-style-image>
      <text:list-level-style-image text:level="7" xlink:href="Pictures/100002010000001900000019B938C80A.png" xlink:type="simple" xlink:show="embed" xlink:actuate="onLoad">
        <style:list-level-properties text:space-before="3.6cm" text:min-label-width="1cm" style:vertical-pos="middle" style:vertical-rel="line" fo:width="0.881cm" fo:height="0.881cm"/>
      </text:list-level-style-image>
      <text:list-level-style-image text:level="8" xlink:href="Pictures/100002010000001900000019B938C80A.png" xlink:type="simple" xlink:show="embed" xlink:actuate="onLoad">
        <style:list-level-properties text:space-before="4.2cm" text:min-label-width="1cm" style:vertical-pos="middle" style:vertical-rel="line" fo:width="0.881cm" fo:height="0.881cm"/>
      </text:list-level-style-image>
      <text:list-level-style-image text:level="9" xlink:href="Pictures/100002010000001900000019B938C80A.png" xlink:type="simple" xlink:show="embed" xlink:actuate="onLoad">
        <style:list-level-properties text:space-before="4.8cm" text:min-label-width="1cm" style:vertical-pos="middle" style:vertical-rel="line" fo:width="0.881cm" fo:height="0.881cm"/>
      </text:list-level-style-image>
      <text:list-level-style-image text:level="10" xlink:href="Pictures/100002010000001900000019B938C80A.png" xlink:type="simple" xlink:show="embed" xlink:actuate="onLoad">
        <style:list-level-properties text:space-before="5.4cm" text:min-label-width="1cm" style:vertical-pos="middle" style:vertical-rel="line" fo:width="0.881cm" fo:height="0.881cm"/>
      </text:list-level-style-image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draw:style-name="gr1" draw:text-style-name="P2" draw:layer="layout" svg:width="23cm" svg:height="9.47cm" svg:x="2.5cm" svg:y="3.9cm">
          <draw:text-box>
            <text:p text:style-name="P1"><text:span text:style-name="T1">Вычислительная геометрия и алгоритмы компьютерной графики</text:span></text:p>
            <text:p text:style-name="P1"><text:span text:style-name="T2"><text:line-break/></text:span><text:span text:style-name="T2">Лекция №7:</text:span><text:span text:style-name="T2"><text:line-break/></text:span><text:span text:style-name="T2">Оптимизация рендеринга</text:span></text:p>
          </draw:text-box>
        </draw:frame>
        <draw:frame draw:style-name="gr1" draw:text-style-name="P3" draw:layer="layout" svg:width="11.5cm" svg:height="3.095cm" svg:x="15.5cm" svg:y="14.9cm">
          <draw:text-box>
            <text:p text:style-name="P3">к.ф.-м.н.<text:line-break/>Рябинин Константин Валентинович</text:p>
            <text:p text:style-name="P3"/>
            <text:p text:style-name="P3">e-mail: kostya.ryabinin@gmail.com</text:p>
          </draw:text-box>
        </draw:frame>
        <draw:frame draw:style-name="gr1" draw:layer="layout" svg:width="8cm" svg:height="0.962cm" svg:x="10cm" svg:y="19.1cm">
          <draw:text-box>
            <text:p text:style-name="P1">Пермь, 2016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птимизация процесса рендеринг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number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8" draw:layer="layout" svg:width="26.302cm" svg:height="17.426cm" svg:x="1.198cm" svg:y="2.903cm">
          <draw:text-box>
            <text:p text:style-name="P6"><text:span text:style-name="T5">Под оптимизацией процесса рендеринга понимается комплекс мер, которые можно предпринять, чтобы увеличить производительность графической программы</text:span></text:p>
            <text:p text:style-name="P6"><text:span text:style-name="T5">Различают несколько базовых подходов:</text:span></text:p>
            <text:list text:style-name="L2">
              <text:list-item>
                <text:p text:style-name="P7"><text:span text:style-name="T5">Разумная экономия на разрешении графических данных (трёхмерных моделей и текстур)</text:span></text:p>
              </text:list-item>
              <text:list-item>
                <text:p text:style-name="P7"><text:span text:style-name="T5">Использование встроенных в конкретную систему визуализации средств оптимизации (например, использование буферных объектов в OpenGL)</text:span></text:p>
              </text:list-item>
              <text:list-item>
                <text:p text:style-name="P7"><text:span text:style-name="T5">Активное искусственное упрощение сцены без снижения качества результирующей картинки</text:span></text:p>
              </text:list-item>
              <text:list-item>
                <text:p text:style-name="P7"><text:span text:style-name="T5">Оптимизация расчётов (отказ от точных вычислений в пользу быстрых аппроксимаций)</text:span></text:p>
              </text:list-item>
              <text:list-item>
                <text:p text:style-name="P7"><text:span text:style-name="T5">. . 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птимизация процесса рендеринга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number&gt;</text:page-number></text:span><text:span text:style-name="T4"> / </text:span><text:span text:style-name="T4"><text:page-count>15</text:page-count></text:span></text:p>
          </draw:text-box>
        </draw:frame>
        <draw:frame draw:style-name="gr4" draw:text-style-name="P8" draw:layer="layout" svg:width="26.302cm" svg:height="15.976cm" svg:x="1.198cm" svg:y="3.603cm">
          <draw:text-box>
            <text:p text:style-name="P6"><text:span text:style-name="T5">Под упрощением сцены понимается сокращение количества выводимых объектов и их геометрической сложности</text:span></text:p>
            <text:p text:style-name="P6"><text:span text:style-name="T5">Существует большое количество алгоритмов такого упрощения:</text:span></text:p>
            <text:list text:style-name="L2">
              <text:list-item>
                <text:p text:style-name="P7"><text:span text:style-name="T5">Z-буферизация</text:span></text:p>
              </text:list-item>
              <text:list-item>
                <text:p text:style-name="P7"><text:span text:style-name="T5">Отсечение задних граней</text:span></text:p>
              </text:list-item>
              <text:list-item>
                <text:p text:style-name="P7"><text:span text:style-name="T5">Отсечение по усечённой пирамиде видимости</text:span></text:p>
              </text:list-item>
              <text:list-item>
                <text:p text:style-name="P7"><text:span text:style-name="T5">Отсечение заслонённых объектов</text:span></text:p>
              </text:list-item>
              <text:list-item>
                <text:p text:style-name="P7"><text:span text:style-name="T5">Портальный рендеринг</text:span></text:p>
              </text:list-item>
              <text:list-item>
                <text:p text:style-name="P7"><text:span text:style-name="T5">Уровни детализации</text:span></text:p>
              </text:list-item>
              <text:list-item>
                <text:p text:style-name="P7"><text:span text:style-name="T5">Оптимизация шейдеров</text:span></text:p>
              </text:list-item>
              <text:list-item>
                <text:p text:style-name="P7"><text:span text:style-name="T5">. . 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Z-буферизация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number&gt;</text:page-number></text:span><text:span text:style-name="T4"> / </text:span><text:span text:style-name="T4"><text:page-count>15</text:page-count></text:span></text:p>
          </draw:text-box>
        </draw:frame>
        <draw:frame draw:style-name="gr5" draw:text-style-name="P8" draw:layer="layout" svg:width="26.302cm" svg:height="14.476cm" svg:x="1.198cm" svg:y="4.203cm">
          <draw:text-box>
            <text:list text:style-name="L3">
              <text:list-item>
                <text:p text:style-name="P6"><text:span text:style-name="T6">Данный алгоритм был подробно рассмотрен ранее</text:span></text:p>
              </text:list-item>
            </text:list>
            <text:list text:style-name="L2">
              <text:list-item>
                <text:p text:style-name="P7"><text:span text:style-name="T5">Идея – в процессе рендеринга выполнять отсечение частей объектов, закрытых частями более близко расположенных объектов</text:span></text:p>
              </text:list-item>
              <text:list-item>
                <text:p text:style-name="P7"><text:span text:style-name="T5">Повысить эффективность z-буферизации способен </text:span><text:span text:style-name="T7">алгоритм художника </text:span><text:span text:style-name="T5">– сортировка объектов по удалённости и вывод их, начиная с самых ближних</text:span></text:p>
              </text:list-item>
            </text:list>
            <text:list text:style-name="L4">
              <text:list-item>
                <text:p text:style-name="P7"><text:span text:style-name="T5">Однако алгоритм художника не применим в том случае, если для объектов используется альфа-смешивание. В этом случае, для получения корректного результата необходимы прямо обратные действия (вывод объектов, начиная с самого дальнего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тсечение задних граней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number&gt;</text:page-number></text:span><text:span text:style-name="T4"> / </text:span><text:span text:style-name="T4"><text:page-count>15</text:page-count></text:span></text:p>
          </draw:text-box>
        </draw:frame>
        <draw:frame draw:style-name="gr6" draw:text-style-name="P8" draw:layer="layout" svg:width="25.802cm" svg:height="17.515cm" svg:x="1.198cm" svg:y="2.903cm">
          <draw:text-box>
            <text:p text:style-name="P6"><text:span text:style-name="T8">Отсечение задних граней</text:span><text:span text:style-name="T6"> (</text:span><text:span text:style-name="T9">backface culling</text:span><text:span text:style-name="T6">) – это алгоритм, при котором</text:span></text:p>
            <text:list text:style-name="L2">
              <text:list-item>
                <text:p text:style-name="P7"><text:span text:style-name="T10">Для каждого полигона определяется, внешней или внутренней стороной он повёрнут к наблюдателю (определение производится на основе порядка обхода вершин)</text:span></text:p>
              </text:list-item>
              <text:list-item>
                <text:p text:style-name="P7"><text:span text:style-name="T10">В зависимости от результата определения принимается решение, выводить данный полигон, или нет</text:span></text:p>
              </text:list-item>
              <text:list-item>
                <text:p text:style-name="P7"><text:span text:style-name="T10">Алгоритм позволяет сэкономить на задних гранях объекта, для которых делается предположение, что они закрыты передними</text:span></text:p>
              </text:list-item>
            </text:list>
            <text:list text:style-name="L4">
              <text:list-item>
                <text:p text:style-name="P7"><text:span text:style-name="T10">Алгоритм применим только для «замкнутых» объектов (полностью ограничивающих какую-то часть пространства)</text:span></text:p>
              </text:list-item>
            </text:list>
            <text:list text:style-name="L2">
              <text:list-item>
                <text:p text:style-name="P7"><text:span text:style-name="T10">Отсечение граней по их ориентации относительно наблюдателя поддерживается библиотеками визуализации. Например, в OpenGL его можно включить вызовами</text:span><text:span text:style-name="T10"><text:line-break/></text:span><text:span text:style-name="T11">glEnable(GL_CULL_FACE);</text:span><text:span text:style-name="T11"><text:line-break/></text:span><text:span text:style-name="T11">glCullFace(GL_BACK); // либо glCullFace(GL_FRONT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тсечение по видимост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number&gt;</text:page-number></text:span><text:span text:style-name="T4"> / </text:span><text:span text:style-name="T4"><text:page-count>15</text:page-count></text:span></text:p>
          </draw:text-box>
        </draw:frame>
        <draw:frame draw:style-name="gr7" draw:text-style-name="P8" draw:layer="layout" svg:width="25.802cm" svg:height="18.357cm" svg:x="1.198cm" svg:y="2.603cm">
          <draw:text-box>
            <text:p text:style-name="P6"><text:span text:style-name="T8">Отсечение по усечённой пирамиде видимости</text:span><text:span text:style-name="T6"> </text:span><text:span text:style-name="T6"><text:line-break/></text:span><text:span text:style-name="T6">(</text:span><text:span text:style-name="T9">frustum culling</text:span><text:span text:style-name="T6">) – это алгоритм, при котором</text:span></text:p>
            <text:list text:style-name="L2">
              <text:list-item>
                <text:p text:style-name="P7"><text:span text:style-name="T10">Для каждого объекта определяется, попадает ли он в поле зрения камеры (в роли поля зрения камеры выступает, в общем случае, усечённая пирамида видимости)</text:span></text:p>
              </text:list-item>
              <text:list-item>
                <text:p text:style-name="P7"><text:span text:style-name="T10">Объект отправляется на графический конвейер только в том случае, если он находится в поле зрения камеры</text:span></text:p>
              </text:list-item>
              <text:list-item>
                <text:p text:style-name="P7"><text:span text:style-name="T10">Для граничных случаев (часть объекта в поле зрения камеры, а часть – за пределами) существуют различные подходы, но чаще всего, чтобы не тратить время на разбиение объекта на множество подобъектов и вычленение из них видимых, объект полагается видимым и отрисовывается</text:span></text:p>
              </text:list-item>
              <text:list-item>
                <text:p text:style-name="P7"><text:span text:style-name="T10">Определение попадания в поле зрения осуществляется чисто геометрически, на основе уравнений плоскостей, составляющих усечённую пирамиду видимости</text:span></text:p>
              </text:list-item>
              <text:list-item>
                <text:p text:style-name="P7"><text:span text:style-name="T10">Геометрический тест позволяет определить, находится ли точка в поле зрения. Производить этот тест для всех вершин объекта неэффективно, поэтому используются т. н. </text:span><text:span text:style-name="T12">ограничивающие объём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тсечение по видимост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number&gt;</text:page-number></text:span><text:span text:style-name="T4"> / </text:span><text:span text:style-name="T4"><text:page-count>15</text:page-count></text:span></text:p>
          </draw:text-box>
        </draw:frame>
        <draw:frame draw:style-name="gr8" draw:text-style-name="P8" draw:layer="layout" svg:width="25.802cm" svg:height="14.817cm" svg:x="1.198cm" svg:y="4.103cm">
          <draw:text-box>
            <text:p text:style-name="P6"><text:span text:style-name="T8">Отсечение по усечённой пирамиде видимости</text:span><text:span text:style-name="T6"> </text:span><text:span text:style-name="T6"><text:line-break/></text:span><text:span text:style-name="T6">(</text:span><text:span text:style-name="T9">frustum culling</text:span><text:span text:style-name="T6">) – это алгоритм, при котором</text:span></text:p>
            <text:list text:style-name="L2">
              <text:list-item>
                <text:p text:style-name="P7"><text:span text:style-name="T13">Ограничивающий объём </text:span><text:span text:style-name="T10">– это геометрическое тело простой формы, описанное вокруг объекта</text:span></text:p>
              </text:list-item>
              <text:list-item>
                <text:p text:style-name="P7"><text:span text:style-name="T10">Чаще всего в качестве такого тела используется </text:span><text:span text:style-name="T12">параллелепипед </text:span><text:span text:style-name="T10">(</text:span><text:span text:style-name="T14">bounding box</text:span><text:span text:style-name="T10">) или </text:span><text:span text:style-name="T12">сфера</text:span><text:span text:style-name="T10"> (</text:span><text:span text:style-name="T14">bounding sphere</text:span><text:span text:style-name="T10">)</text:span></text:p>
              </text:list-item>
              <text:list-item>
                <text:p text:style-name="P7"><text:span text:style-name="T10">Использование параллелепипеда является более гибким, так как, обладая тривиальной формой, он способен, однако, достаточно точно ограничить произвольный объект</text:span></text:p>
              </text:list-item>
              <text:list-item>
                <text:p text:style-name="P7"><text:span text:style-name="T10">Тест видимости производится для ограничивающего объёма, а не для самого объекта</text:span></text:p>
              </text:list-item>
            </text:list>
            <text:list text:style-name="L3">
              <text:list-item>
                <text:p text:style-name="P10"><text:span text:style-name="T10">Помимо этого, ограничивающие объёмы могут быть использованы для определения столкновений объектов, при моделировании физики твёрдого тел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тсечение по видимости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number&gt;</text:page-number></text:span><text:span text:style-name="T4"> / </text:span><text:span text:style-name="T4"><text:page-count>15</text:page-count></text:span></text:p>
          </draw:text-box>
        </draw:frame>
        <draw:frame draw:style-name="gr9" draw:text-style-name="P8" draw:layer="layout" svg:width="25.802cm" svg:height="15.085cm" svg:x="1.198cm" svg:y="4.003cm">
          <draw:text-box>
            <text:p text:style-name="P6"><text:span text:style-name="T8">Отсечение заслонённых объектов</text:span><text:span text:style-name="T6"> (</text:span><text:span text:style-name="T9">occlusion culling</text:span><text:span text:style-name="T6">) – это алгоритм, при котором</text:span></text:p>
            <text:list text:style-name="L2">
              <text:list-item>
                <text:p text:style-name="P7"><text:span text:style-name="T10">Заранее определяются объекты, полностью закрытые другими объектами</text:span></text:p>
              </text:list-item>
              <text:list-item>
                <text:p text:style-name="P7"><text:span text:style-name="T10">Невидимые объекты не отправляются на графический конвейер</text:span></text:p>
              </text:list-item>
              <text:list-item>
                <text:p text:style-name="P7"><text:span text:style-name="T10">Отличие от z-буферизации состоит в том, что невидимые объекты </text:span><text:span text:style-name="T14">не отправляются на конвейер</text:span></text:p>
              </text:list-item>
            </text:list>
            <text:list text:style-name="L4">
              <text:list-item>
                <text:p text:style-name="P7"><text:span text:style-name="T15">Поиск заслонённых объектов – сам по себе довольно сложная задача. Поэтому использование этого алгоритма имеет смысл лишь</text:span></text:p>
                <text:list>
                  <text:list-item>
                    <text:list>
                      <text:list-item>
                        <text:p text:style-name="P7"><text:span text:style-name="T15">На сценах с большим количеством объектов разного размера</text:span></text:p>
                      </text:list-item>
                      <text:list-item>
                        <text:p text:style-name="P7"><text:span text:style-name="T15">На сценах, моделирующих помещения (в которых, например, присутствуют стены и перегородки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Портальный рендеринг</text:span></text:p>
          </draw:text-box>
        </draw:frame>
        <draw:frame draw:style-name="gr3" draw:text-style-name="P5" draw:layer="layout" svg:width="3cm" svg:height="2.301cm" svg:x="25cm" svg:y="0.724cm">
          <draw:text-box>
            <text:p><text:span text:style-name="T4"><text:page-number>&lt;number&gt;</text:page-number></text:span><text:span text:style-name="T4"> / </text:span><text:span text:style-name="T4"><text:page-count>15</text:page-count></text:span></text:p>
          </draw:text-box>
        </draw:frame>
        <draw:frame draw:style-name="gr10" draw:text-style-name="P8" draw:layer="layout" svg:width="25.802cm" svg:height="17.313cm" svg:x="1.198cm" svg:y="3.003cm">
          <draw:text-box>
            <text:p text:style-name="P6"><text:span text:style-name="T8">Портальный рендеринг</text:span><text:span text:style-name="T6"> (</text:span><text:span text:style-name="T9">portal rendering</text:span><text:span text:style-name="T6">) – это алгоритм </text:span><text:span text:style-name="T9">визуализации закрытых пространств</text:span><text:span text:style-name="T6">, при котором</text:span></text:p>
            <text:list text:style-name="L2">
              <text:list-item>
                <text:p text:style-name="P7"><text:span text:style-name="T16">Для сцены, </text:span><text:span text:style-name="T17">представляющей собой цепочку комнат, соединённых дверными и оконными проёмами </text:span><text:span text:style-name="T16">(</text:span><text:span text:style-name="T18">порталами</text:span><text:span text:style-name="T16">), определяется видимая в данный момент площадь</text:span></text:p>
              </text:list-item>
              <text:list-item>
                <text:p text:style-name="P7"><text:span text:style-name="T16">На конвейер отправляются только те объекты, которые принадлежат этой площади</text:span></text:p>
              </text:list-item>
              <text:list-item>
                <text:p text:style-name="P7"><text:span text:style-name="T16">Для эффективного поиска видимых областей и объектов, принадлежащих этим областям, используется деление пространства (</text:span><text:span text:style-name="T17">space partitioning</text:span><text:span text:style-name="T16">)</text:span></text:p>
              </text:list-item>
              <text:list-item>
                <text:p text:style-name="P7"><text:span text:style-name="T16">Деление пространства бывает двоичным (</text:span><text:span text:style-name="T17">BSP</text:span><text:span text:style-name="T16">), квадратичным (</text:span><text:span text:style-name="T17">quadtree</text:span><text:span text:style-name="T16">) и октарным (</text:span><text:span text:style-name="T17">octree</text:span><text:span text:style-name="T16">)</text:span></text:p>
              </text:list-item>
              <text:list-item>
                <text:p text:style-name="P7"><text:span text:style-name="T16">Существует целый ряд алгоритмов деления пространства</text:span></text:p>
              </text:list-item>
              <text:list-item>
                <text:p text:style-name="P7"><text:span text:style-name="T16">Результат деления сохраняется в древовидную структуру (бинарные, квадратичные и октарные деревья соответственно)</text:span></text:p>
              </text:list-item>
              <text:list-item>
                <text:p text:style-name="P7"><text:span text:style-name="T16">Деление пространства используется для быстрого поиска объектов и определения их взаимного расположения</text:span></text:p>
              </text:list-item>
            </text:list>
            <text:list text:style-name="L4">
              <text:list-item>
                <text:p text:style-name="P7"><text:span text:style-name="T16">Однако на динамических сценах, когда положение объектов постоянно изменяется, вместо прироста производительности можно получить её падение, так как деревья придётся всё время перестраивать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Уровни детализации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5</text:page-count></text:span></text:p>
          </draw:text-box>
        </draw:frame>
        <draw:frame draw:style-name="gr11" draw:text-style-name="P8" draw:layer="layout" svg:width="25.802cm" svg:height="16.402cm" svg:x="1.198cm" svg:y="3.403cm">
          <draw:text-box>
            <text:p text:style-name="P6"><text:span text:style-name="T8">Уровни детализации</text:span><text:span text:style-name="T6"> (</text:span><text:span text:style-name="T9">LOD – level of detail</text:span><text:span text:style-name="T6">) – это изменение детализации объектов в зависимости от их удалённости</text:span></text:p>
            <text:list text:style-name="L2">
              <text:list-item>
                <text:p text:style-name="P7"><text:span text:style-name="T16">Частным случаем LOD является мип-мэппинг текстур</text:span></text:p>
              </text:list-item>
              <text:list-item>
                <text:p text:style-name="P7"><text:span text:style-name="T16">Идея состоит в том, что для удалённых объектов снижается детализация их представления</text:span></text:p>
              </text:list-item>
              <text:list-item>
                <text:p text:style-name="P7"><text:span text:style-name="T16">Различные уровни детализации чаще всего генерируются автоматически на основе оригинала, разрешение которого берётся за максимальное</text:span></text:p>
              </text:list-item>
              <text:list-item>
                <text:p text:style-name="P7"><text:span text:style-name="T16">Однако иногда разные уровни детализации подготавливаются заранее и загружаются из файлов</text:span></text:p>
              </text:list-item>
            </text:list>
            <text:list text:style-name="L4">
              <text:list-item>
                <text:p text:style-name="P7"><text:span text:style-name="T16">Проблемой является переключение между уровнями. Если в случае текстур можно использовать интерполяцию цвета для сглаживания «скачка» с одного уровня на другой, то в случае трёхмерных моделей простая интерполяция невозможна</text:span></text:p>
              </text:list-item>
              <text:list-item>
                <text:p text:style-name="P7"><text:span text:style-name="T16">Для трёхмерных моделей могут быть использованы алгоритмы </text:span><text:span text:style-name="T18">морфинга</text:span><text:span text:style-name="T16"> (плавного перехода между формами), однако чаще всего используется скачкообразное изменение</text:span></text:p>
              </text:list-item>
            </text:list>
            <text:list text:style-name="L2">
              <text:list-item>
                <text:p text:style-name="P7"><text:span text:style-name="T16">В качестве крайней меры снижения детализации трёхмерных объектов могут быть использованы импостеры, которые были рассмотрены ране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птимизация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5</text:page-count></text:span></text:p>
          </draw:text-box>
        </draw:frame>
        <draw:frame draw:style-name="gr12" draw:text-style-name="P8" draw:layer="layout" svg:width="25.802cm" svg:height="16.101cm" svg:x="1.198cm" svg:y="3.603cm">
          <draw:text-box>
            <text:list text:style-name="L2">
              <text:list-item>
                <text:p text:style-name="P6"><text:span text:style-name="T19">Не смотря на то, что шейдеры выполняются на GPU и предоставляют мощный аппарат ускорения вывода графики, их код также требует оптимизаций</text:span></text:p>
              </text:list-item>
              <text:list-item>
                <text:p text:style-name="P6"><text:span text:style-name="T19">Хотя справедливо было бы ожидать, что это будет сделано автоматическим оптимизатором, полагаться на него не следует (так как на практике он далеко не всегда работает, если вообще работает)</text:span></text:p>
              </text:list-item>
              <text:list-item>
                <text:p text:style-name="P6"><text:span text:style-name="T19">Для написания оптимального кода шейдеров необходимо иметь представление об особенностях GPU</text:span></text:p>
              </text:list-item>
              <text:list-item>
                <text:p text:style-name="P6"><text:span text:style-name="T19">Из-за специфических оптимизаций код шейдеров становится сложным для чтения и понимания, поэтому его следует комментировать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птимизация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5</text:page-count></text:span></text:p>
          </draw:text-box>
        </draw:frame>
        <draw:frame draw:style-name="gr13" draw:text-style-name="P8" draw:layer="layout" svg:width="25.802cm" svg:height="17.661cm" svg:x="1.198cm" svg:y="2.803cm">
          <draw:text-box>
            <text:list text:style-name="L2">
              <text:list-item>
                <text:p text:style-name="P6"><text:span text:style-name="T19">Использование операций с векторами там, где это возможно</text:span></text:p>
              </text:list-item>
              <text:list-item>
                <text:p text:style-name="P6"><text:span text:style-name="T19">Использование «коктейлей» (swizzling):</text:span><text:span text:style-name="T19"><text:line-break/></text:span><text:span text:style-name="T20">alpha.xy = beta.xy;</text:span></text:p>
              </text:list-item>
              <text:list-item>
                <text:p text:style-name="P6"><text:span text:style-name="T21">Использование встроенных функций там, где это возможно</text:span></text:p>
                <text:list>
                  <text:list-item>
                    <text:list>
                      <text:list-item>
                        <text:p text:style-name="P6"><text:span text:style-name="T21">Линейная интерполяция</text:span><text:span text:style-name="T21"><text:line-break/></text:span><text:span text:style-name="T20">result = mix(alpha, beta, t);</text:span></text:p>
                      </text:list-item>
                      <text:list-item>
                        <text:p text:style-name="P6"><text:span text:style-name="T21">Скалярное произведение</text:span><text:span text:style-name="T21"><text:line-break/></text:span><text:span text:style-name="T20">result = dot(alpha, beta);</text:span></text:p>
                      </text:list-item>
                      <text:list-item>
                        <text:p text:style-name="P6"><text:span text:style-name="T21">Нормировка вектора</text:span><text:span text:style-name="T21"><text:line-break/></text:span><text:span text:style-name="T20">result = normailze(alpha);</text:span></text:p>
                      </text:list-item>
                      <text:list-item>
                        <text:p text:style-name="P6"><text:span text:style-name="T21">Длина вектора</text:span><text:span text:style-name="T21"><text:line-break/></text:span><text:span text:style-name="T20">result = length(alpha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птимизация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5</text:page-count></text:span></text:p>
          </draw:text-box>
        </draw:frame>
        <draw:frame draw:style-name="gr14" draw:text-style-name="P8" draw:layer="layout" svg:width="25.802cm" svg:height="17.161cm" svg:x="1.198cm" svg:y="3.103cm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19">Отражение вектора относительно вектора</text:span><text:span text:style-name="T19"><text:line-break/></text:span><text:span text:style-name="T20">result = reflect(alpha, beta);</text:span></text:p>
                      </text:list-item>
                      <text:list-item>
                        <text:p text:style-name="P6"><text:span text:style-name="T19">Преломление вектора</text:span><text:span text:style-name="T19"><text:line-break/></text:span><text:span text:style-name="T20">result = refract(alpha, beta, ior);</text:span></text:p>
                      </text:list-item>
                      <text:list-item>
                        <text:p text:style-name="P6"><text:span text:style-name="T21">. . .</text:span></text:p>
                      </text:list-item>
                    </text:list>
                  </text:list-item>
                </text:list>
              </text:list-item>
              <text:list-item>
                <text:p text:style-name="P6"><text:span text:style-name="T19">Избежание ветвлений, так как они могут нарушить параллелизм (dynamic branching problem); во многих случаях ветвления на уровне логики могут быть заменены рядом функций:</text:span></text:p>
                <text:list>
                  <text:list-item>
                    <text:list>
                      <text:list-item>
                        <text:p text:style-name="P6"><text:span text:style-name="T19">Пороговая функция</text:span><text:span text:style-name="T19"><text:line-break/></text:span><text:span text:style-name="T20">result = step(edge, x);</text:span></text:p>
                      </text:list-item>
                      <text:list-item>
                        <text:p text:style-name="P6"><text:span text:style-name="T19">Минимум / максимум</text:span><text:span text:style-name="T19"><text:line-break/></text:span><text:span text:style-name="T20">result = min(alpha, beta);</text:span><text:span text:style-name="T20"><text:line-break/></text:span><text:span text:style-name="T20">result = max(alpha, beta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5" draw:layer="layout" svg:width="9.143cm" svg:height="1.976cm" svg:x="16.9cm" svg:y="14.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Оптимизация шейдеров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5</text:page-count></text:span></text:p>
          </draw:text-box>
        </draw:frame>
        <draw:frame draw:style-name="gr16" draw:text-style-name="P8" draw:layer="layout" svg:width="25.802cm" svg:height="18.186cm" svg:x="1.198cm" svg:y="2.603cm">
          <draw:text-box>
            <text:list text:style-name="L2">
              <text:list-item>
                <text:p text:style-name="P6"><text:span text:style-name="T19">Избежание операций над константами (!!!)</text:span><text:span text:style-name="T19"><text:line-break/></text:span><text:span text:style-name="T20">// result = alpha * 2 * 5 * sqrt(2)</text:span><text:span text:style-name="T19"><text:line-break/></text:span><text:span text:style-name="T20">result = alpha * 14.14214;</text:span></text:p>
              </text:list-item>
              <text:list-item>
                <text:p text:style-name="P6"><text:span text:style-name="T19">Избежание делений в пользу умножений (!!!)</text:span></text:p>
              </text:list-item>
              <text:list-item>
                <text:p text:style-name="P6"><text:span text:style-name="T19">Объявление всех констант с ключевым словом const</text:span></text:p>
              </text:list-item>
              <text:list-item>
                <text:p text:style-name="P6"><text:span text:style-name="T19">Избежание зависимого чтения текстур</text:span></text:p>
              </text:list-item>
              <text:list-item>
                <text:p text:style-name="P6"><text:span text:style-name="T19">Использование MAD-инструкций (multiply-add)</text:span></text:p>
                <text:list>
                  <text:list-item>
                    <text:list>
                      <text:list-item>
                        <text:p text:style-name="P6"><text:span text:style-name="T19">Вычисление выражений вида A * B + C за один такт процессора, например</text:span><text:span text:style-name="T19"><text:line-break/></text:span><text:span text:style-name="T20">result = 0.5 * alpha + 0.5;</text:span><text:span text:style-name="T19"><text:line-break/></text:span><text:span text:style-name="T19">лучше, чем</text:span><text:span text:style-name="T19"><text:line-break/></text:span><text:span text:style-name="T20">result = (alpha + 1.0) / 2.0;</text:span><text:span text:style-name="T19"><text:line-break/></text:span><text:span text:style-name="T19">и даже лучше, чем</text:span><text:span text:style-name="T19"><text:line-break/></text:span><text:span text:style-name="T20">result = (alpha + 1.0) * 0.5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>
        <office:forms form:automatic-focus="false" form:apply-design-mode="false"/>
        <draw:frame draw:style-name="gr1" draw:text-style-name="P4" draw:layer="layout" svg:width="23cm" svg:height="1.673cm" svg:x="1cm" svg:y="0.5cm">
          <draw:text-box>
            <text:p><text:span text:style-name="T3">Задание: оптимизировать шейдер</text:span></text:p>
          </draw:text-box>
        </draw:frame>
        <draw:frame draw:style-name="gr3" draw:text-style-name="P5" draw:layer="layout" svg:width="3.5cm" svg:height="2.301cm" svg:x="24.5cm" svg:y="0.724cm">
          <draw:text-box>
            <text:p><text:span text:style-name="T4"><text:page-number>&lt;number&gt;</text:page-number></text:span><text:span text:style-name="T4"> / </text:span><text:span text:style-name="T4"><text:page-count>15</text:page-count></text:span></text:p>
          </draw:text-box>
        </draw:frame>
        <draw:frame draw:style-name="gr17" draw:text-style-name="P12" draw:layer="layout" svg:width="26.802cm" svg:height="17.301cm" svg:x="0.798cm" svg:y="3.303cm">
          <draw:text-box>
            <text:p text:style-name="P11"><text:span text:style-name="T22">in vec4 v_color;</text:span></text:p>
            <text:p text:style-name="P11"><text:span text:style-name="T22">uniform float u_t;</text:span></text:p>
            <text:p text:style-name="P11"><text:span text:style-name="T22">layout (position = 0) out vec4 o_color;</text:span></text:p>
            <text:p text:style-name="P11"><text:span text:style-name="T22"/></text:p>
            <text:p text:style-name="P11"><text:span text:style-name="T22">void main()</text:span></text:p>
            <text:p text:style-name="P11"><text:span text:style-name="T22">{</text:span></text:p>
            <text:p text:style-name="P11"><text:span text:style-name="T22"><text:s text:c="4"/></text:span><text:span text:style-name="T22">vec4 color;</text:span></text:p>
            <text:p text:style-name="P11"><text:span text:style-name="T22"><text:s text:c="4"/></text:span><text:span text:style-name="T22">vec4 input = v_color;</text:span></text:p>
            <text:p text:style-name="P11"><text:span text:style-name="T22"><text:s text:c="4"/></text:span><text:span text:style-name="T22">float length = sqrt(input.r * input.r + input.g * input.g +</text:span><text:span text:style-name="T22"><text:line-break/></text:span><text:span text:style-name="T22"> <text:s text:c="23"/>input.b * input.b + input.a * input.a);</text:span></text:p>
            <text:p text:style-name="P11"><text:span text:style-name="T22"><text:s text:c="4"/></text:span><text:span text:style-name="T22">input.r /= length;</text:span></text:p>
            <text:p text:style-name="P11"><text:span text:style-name="T22"><text:s text:c="4"/></text:span><text:span text:style-name="T22">input.g /= length;</text:span></text:p>
            <text:p text:style-name="P11"><text:span text:style-name="T22"><text:s text:c="4"/></text:span><text:span text:style-name="T22">input.b /= length;</text:span></text:p>
            <text:p text:style-name="P11"><text:span text:style-name="T22"><text:s text:c="4"/></text:span><text:span text:style-name="T22">input.r += 3.0 / 2.0;</text:span></text:p>
            <text:p text:style-name="P11"><text:span text:style-name="T22"><text:s text:c="4"/></text:span><text:span text:style-name="T22">input.g += 3.0 / 2.0;</text:span></text:p>
            <text:p text:style-name="P11"><text:span text:style-name="T22"><text:s text:c="4"/></text:span><text:span text:style-name="T22">input.b -= 3.0 / 2.0;</text:span></text:p>
            <text:p text:style-name="P11"><text:span text:style-name="T22"><text:s text:c="4"/></text:span><text:span text:style-name="T22">if (v_color.r &gt; v_color.g)</text:span></text:p>
            <text:p text:style-name="P11"><text:span text:style-name="T22"><text:s text:c="8"/></text:span><text:span text:style-name="T22">color.r = (1.0 - u_t) * (input.r / 2.0) + u_t * (input.g / 2.0);</text:span></text:p>
            <text:p text:style-name="P11"><text:span text:style-name="T22"><text:s text:c="4"/></text:span><text:span text:style-name="T22">else</text:span></text:p>
            <text:p text:style-name="P11"><text:span text:style-name="T22"><text:s text:c="8"/></text:span><text:span text:style-name="T22">color.r = (1.0 - u_t) * input.r + u_t * input.b;</text:span></text:p>
            <text:p text:style-name="P11"><text:span text:style-name="T22"><text:s text:c="4"/></text:span><text:span text:style-name="T22">color.g = sin(input.g);</text:span></text:p>
            <text:p text:style-name="P11"><text:span text:style-name="T22"><text:s text:c="4"/></text:span><text:span text:style-name="T22">color.b = sin(input.b);</text:span></text:p>
            <text:p text:style-name="P11"><text:span text:style-name="T22"><text:s text:c="4"/></text:span><text:span text:style-name="T22">color.a = 1.0;</text:span></text:p>
            <text:p text:style-name="P11"><text:span text:style-name="T22"><text:s text:c="4"/></text:span><text:span text:style-name="T22">o_color = color;</text:span></text:p>
            <text:p text:style-name="P11"><text:span text:style-name="T22">}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9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Обычный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background" xlink:href="Pictures/10000000000005000000040070BF4C17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left="0cm" fo:margin-right="0cm" fo:margin-top="0cm" fo:margin-bottom="0.374cm" fo:text-align="justify" fo:text-indent="2.207cm"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5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0T19:43:30</meta:creation-date>
    <meta:editing-duration>PT14H41M38S</meta:editing-duration>
    <meta:editing-cycles>140</meta:editing-cycles>
    <dc:date>2016-03-25T01:47:44.078957000</dc:date>
    <meta:generator>LibreOffice/4.2.8.2$MacOSX_x86 LibreOffice_project/48d50dbfc06349262c9d50868e5c1f630a573ebd</meta:generator>
    <dc:creator>icosaeder </dc:creator>
    <meta:document-statistic meta:object-count="97"/>
  </office:meta>
</office:document-meta>
</file>

<file path=Object 1/content.xml><?xml version="1.0" encoding="utf-8"?>
<math xmlns="http://www.w3.org/1998/Math/MathML">
  <semantics>
    <mrow>
      <mi mathvariant="italic">step</mi>
      <mrow>
        <mo stretchy="false">(</mo>
        <mrow>
          <mi mathvariant="italic">edge</mi>
          <mi>,</mi>
          <mi>x</mi>
        </mrow>
        <mo stretchy="false">)</mo>
      </mrow>
      <mrow>
        <mi/>
        <mo stretchy="false">=</mo>
        <mi/>
      </mrow>
      <mrow>
        <mo stretchy="true">{</mo>
        <mrow>
          <mrow>
            <mtable>
              <mtr>
                <mtd>
                  <mrow>
                    <mn>0,</mn>
                    <mi/>
                    <msub>
                      <mi>x</mi>
                      <mi>i</mi>
                    </msub>
                    <mrow>
                      <mi/>
                      <mo stretchy="false">&lt;</mo>
                      <mi/>
                    </mrow>
                    <msub>
                      <mi mathvariant="italic">edge</mi>
                      <mi>i</mi>
                    </msub>
                  </mrow>
                </mtd>
              </mtr>
              <mtr>
                <mtd>
                  <mrow>
                    <mn>1,</mn>
                    <mi/>
                    <msub>
                      <mi>x</mi>
                      <mi>i</mi>
                    </msub>
                    <mrow>
                      <mi/>
                      <mo stretchy="false">≥</mo>
                      <mi/>
                    </mrow>
                    <msub>
                      <mi mathvariant="italic">edge</mi>
                      <mi>i</mi>
                    </msub>
                  </mrow>
                </mtd>
              </mtr>
            </mtable>
          </mrow>
        </mrow>
      </mrow>
    </mrow>
    <annotation encoding="StarMath 5.0">step(edge, x) `=` left lbrace { binom{0, ~ x_i `&lt;` edge_i }{1, ~ x_i `&gt;=` edge_i}  } right none</annotation>
  </semantics>
</math>
</file>